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3"/>
    <style:style style:name="P16" style:family="paragraph" style:parent-style-name="Heading_20_1" style:list-style-name="WWNum3">
      <style:paragraph-properties fo:margin-top="0.0398in" fo:margin-bottom="0in" loext:contextual-spacing="false"/>
    </style:style>
    <style:style style:name="P17" style:family="paragraph" style:parent-style-name="Heading_20_1" style:list-style-name="WWNum3">
      <style:paragraph-properties fo:margin-top="0in" fo:margin-bottom="0in" loext:contextual-spacing="false"/>
    </style:style>
    <style:style style:name="P18" style:family="paragraph" style:parent-style-name="Heading_20_1" style:list-style-name="WWNum3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style:font-name="Arial" fo:font-size="11pt" style:font-name-asian="Arial1" style:font-size-asian="11pt" style:font-name-complex="Arial1" style:font-size-complex="11pt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Desarrollo de interfaces</text:span><text:span text:style-name="T2"><text:line-break/></text:span><text:span text:style-name="T3">UD 09. Guía didáctica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9. Widgets en Flutter</text:span></text:p>
      <text:list xml:id="list3780912556" text:style-name="WWNum3">
        <text:list-item>
          <text:p text:style-name="P16"><text:bookmark text:name="_35ynxtfrmuvw"/>Conocimientos previos</text:p>
        </text:list-item>
      </text:list>
      <text:list xml:id="list3544413255" text:style-name="WWNum1">
        <text:list-item>
          <text:p text:style-name="P6">Conocimientos sólidos de Dart.</text:p>
        </text:list-item>
        <text:list-item>
          <text:p text:style-name="P6">Entorno Flutter instalado y configurado.</text:p>
        </text:list-item>
        <text:list-item>
          <text:p text:style-name="P6">Comprensión de la arquitectura basada en widgets.</text:p>
        </text:list-item>
        <text:list-item>
          <text:p text:style-name="P6">Conceptos básicos de programación orientada a objetos.</text:p>
        </text:list-item>
      </text:list>
      <text:list xml:id="list90736366031898" text:continue-list="list3780912556" text:style-name="WWNum3">
        <text:list-item>
          <text:p text:style-name="P17"><text:bookmark text:name="_1w7nzw2o20ar"/><text:s/>Objetivos</text:p>
        </text:list-item>
      </text:list>
      <text:list xml:id="list2219209109" text:style-name="WWNum2">
        <text:list-item>
          <text:p text:style-name="P7">Comprender el concepto de widget y su importancia en Flutter.</text:p>
        </text:list-item>
        <text:list-item>
          <text:p text:style-name="P7">Identificar y utilizar widgets básicos de layout y contenido.</text:p>
        </text:list-item>
        <text:list-item>
          <text:p text:style-name="P7">Diferenciar entre widgets stateless y stateful.</text:p>
        </text:list-item>
        <text:list-item>
          <text:p text:style-name="P7">Crear interfaces complejas mediante la composición de widgets.</text:p>
        </text:list-item>
        <text:list-item>
          <text:p text:style-name="P7">Aplicar widgets de material design y cupertino para diferentes plataformas.</text:p>
        </text:list-item>
        <text:list-item>
          <text:p text:style-name="P7">Implementar navegación entre pantallas usando widgets de ruteo.</text:p>
        </text:list-item>
        <text:list-item>
          <text:p text:style-name="P7"><text:soft-page-break/>Desarrollar widgets personalizados reutilizables.</text:p>
        </text:list-item>
      </text:list>
      <text:list xml:id="list90736756592139" text:continue-list="list90736366031898" text:style-name="WWNum3">
        <text:list-item>
          <text:p text:style-name="P17"><text:bookmark text:name="_u76wnfr4jev9"/>Contenidos</text:p>
        </text:list-item>
      </text:list>
      <text:list xml:id="list716970529" text:style-name="WWNum4">
        <text:list-item>
          <text:p text:style-name="P8">Fundamentos de widgets: ¿Qué son los widgets? Árbol de widgets y ciclo de vida</text:p>
        </text:list-item>
        <text:list-item>
          <text:p text:style-name="P8">Widgets Stateless vs Stateful: Diferencias, casos de uso y mejores prácticas</text:p>
        </text:list-item>
        <text:list-item>
          <text:p text:style-name="P8">Widgets de Layout: Container, Row, Column, Stack, Expanded, Flexible</text:p>
        </text:list-item>
        <text:list-item>
          <text:p text:style-name="P8">Widgets de Contenido: Text, Image, Icon, Button, TextField</text:p>
        </text:list-item>
        <text:list-item>
          <text:p text:style-name="P8">Widgets de Navegación.</text:p>
        </text:list-item>
        <text:list-item>
          <text:p text:style-name="P8">Creación de widgets personalizados: Extracción y reutilización de componentes.</text:p>
        </text:list-item>
        <text:list-item>
          <text:p text:style-name="P8">Gestión de temas: Uso de ThemeData para consistencia visual.</text:p>
        </text:list-item>
      </text:list>
      <text:list xml:id="list90736306690503" text:continue-list="list90736756592139" text:style-name="WWNum3">
        <text:list-item>
          <text:p text:style-name="P18"><text:bookmark text:name="_a1okclatiswm"/>Actividades</text:p>
        </text:list-item>
      </text:list>
      <text:p text:style-name="P9">Adquirir conocimientos para realizar las actividades evaluables propuestas en esta segunda evaluación.</text:p>
      <text:list xml:id="list90737201389470" text:continue-numbering="true" text:style-name="WWNum3">
        <text:list-item>
          <text:p text:style-name="P15"><text:bookmark text:name="_7kljffjw728v"/>Recomendaciones</text:p>
        </text:list-item>
      </text:list>
      <text:p text:style-name="Standard">Si se acude a las TC (Tutorías Colectivas), las cuales no son obligatorias, es imprescindible haber estudiado el tema previamente en ca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9. Guía didáctica</text:span></text:p>
      </style:header>
      <style:footer>
        <text:p text:style-name="MP4"><text:span text:style-name="MT1">CFGS DAM<text:tab/><text:tab/>Unidad 09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2" meta:word-count="235" meta:character-count="1565" meta:non-whitespace-character-count="1381"/>
    <meta:generator>LibreOfficeDev/6.0.5.2$Linux_X86_64 LibreOffice_project/</meta:generator>
  </office:meta>
</office:document-meta>
</file>